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inherit" svg:font-family="inherit"/>
  </office:font-face-decls>
  <office:automatic-styles>
    <style:style style:name="Tabla1" style:family="table">
      <style:table-properties style:width="8.096cm" table:align="left"/>
    </style:style>
    <style:style style:name="Tabla1.A" style:family="table-column">
      <style:table-column-properties style:column-width="0.3cm"/>
    </style:style>
    <style:style style:name="Tabla1.B" style:family="table-column">
      <style:table-column-properties style:column-width="7.796cm"/>
    </style:style>
    <style:style style:name="Tabla1.A1" style:family="table-cell">
      <style:table-cell-properties style:vertical-align="middle" fo:padding="0cm" fo:border="none"/>
    </style:style>
    <style:style style:name="Tabla2" style:family="table">
      <style:table-properties style:width="6.112cm" table:align="left"/>
    </style:style>
    <style:style style:name="Tabla2.A" style:family="table-column">
      <style:table-column-properties style:column-width="0.3cm"/>
    </style:style>
    <style:style style:name="Tabla2.B" style:family="table-column">
      <style:table-column-properties style:column-width="5.812cm"/>
    </style:style>
    <style:style style:name="Tabla2.A1" style:family="table-cell">
      <style:table-cell-properties style:vertical-align="middle" fo:padding="0cm" fo:border="none"/>
    </style:style>
    <style:style style:name="P1"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pple-system" fo:letter-spacing="normal" fo:font-style="normal" fo:font-weight="normal" loext:padding="0cm" loext:border="none"/>
    </style:style>
    <style:style style:name="P2" style:family="paragraph" style:parent-style-name="Heading_20_2">
      <style:text-properties fo:font-variant="normal" fo:text-transform="none" fo:color="#000000" loext:opacity="100%" style:font-name="apple-system" fo:letter-spacing="normal" fo:font-style="normal" fo:font-weight="normal" loext:padding="0cm" loext:border="none"/>
    </style:style>
    <style:style style:name="P3" style:family="paragraph" style:parent-style-name="Heading_20_2">
      <style:text-properties fo:font-variant="normal" fo:text-transform="none" fo:color="#000000" loext:opacity="100%" style:font-name="apple-system" fo:letter-spacing="normal" fo:font-style="normal" fo:font-weight="normal" officeooo:rsid="0003fb76" officeooo:paragraph-rsid="0003fb76" loext:padding="0cm" loext:border="none"/>
    </style:style>
    <style:style style:name="P4" style:family="paragraph" style:parent-style-name="Text_20_body">
      <style:text-properties fo:font-variant="normal" fo:text-transform="none" fo:color="#000000" loext:opacity="100%" style:font-name="apple-system" fo:letter-spacing="normal" fo:font-style="normal" fo:font-weight="normal" officeooo:rsid="0003fb76" officeooo:paragraph-rsid="0003fb76" loext:padding="0cm" loext:border="none"/>
    </style:style>
    <style:style style:name="P5" style:family="paragraph" style:parent-style-name="Text_20_body">
      <style:paragraph-properties fo:margin-top="0cm" fo:margin-bottom="0cm" style:contextual-spacing="false" fo:orphans="2" fo:widows="2"/>
      <style:text-properties fo:font-variant="normal" fo:text-transform="none" fo:color="#000000" loext:opacity="100%" style:font-name="apple-system" fo:font-size="13.5pt" fo:letter-spacing="normal" fo:font-style="normal" fo:font-weight="normal" style:font-name-asian="apple-system" style:font-size-asian="13.5pt" style:font-style-asian="normal" style:font-weight-asian="normal" style:font-name-complex="apple-system" style:font-size-complex="13.5pt" style:font-style-complex="normal" style:font-weight-complex="normal" loext:padding="0cm" loext:border="none"/>
    </style:style>
    <style:style style:name="P6"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apple-system" fo:font-size="13.5pt" fo:letter-spacing="normal" fo:font-style="normal" fo:font-weight="normal"/>
    </style:style>
    <style:style style:name="P7" style:family="paragraph" style:parent-style-name="Table_20_Contents">
      <style:paragraph-properties fo:margin-left="0cm" fo:margin-right="0cm" fo:margin-top="0cm" fo:margin-bottom="0cm" style:contextual-spacing="false" fo:text-align="end" style:justify-single-word="false" fo:text-indent="0cm" style:auto-text-indent="false"/>
      <style:text-properties fo:font-variant="normal" fo:text-transform="none" fo:color="#afafaf" loext:opacity="100%" style:font-name="Monaco" fo:font-style="normal" fo:font-weight="normal" fo:background-color="#ffffff" loext:padding="0cm" loext:border="none"/>
    </style:style>
    <style:style style:name="P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9"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0"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style>
    <style:style style:name="P11"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officeooo:paragraph-rsid="0003fb76"/>
    </style:style>
    <style:style style:name="P12" style:family="paragraph" style:parent-style-name="Text_20_body" style:list-style-name="L1">
      <style:paragraph-properties fo:margin-left="0cm" fo:margin-right="0cm" fo:margin-top="0cm" fo:margin-bottom="0cm" style:contextual-spacing="false" fo:line-height="170%" fo:orphans="2" fo:widows="2" fo:text-indent="0cm" style:auto-text-indent="false" fo:padding="0cm" fo:border="none"/>
    </style:style>
    <style:style style:name="P13"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officeooo:paragraph-rsid="0003c88f"/>
    </style:style>
    <style:style style:name="P14"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paragraph-rsid="0003c88f"/>
    </style:style>
    <style:style style:name="P15" style:family="paragraph" style:parent-style-name="Text_20_body">
      <style:paragraph-properties fo:margin-left="0cm" fo:margin-right="0cm" fo:margin-top="0cm" fo:margin-bottom="0cm" style:contextual-spacing="false" fo:line-height="170%" fo:orphans="2" fo:widows="2" fo:text-indent="0cm" style:auto-text-indent="false" fo:padding="0cm" fo:border="none"/>
      <style:text-properties fo:font-variant="normal" fo:text-transform="none" fo:color="#000000" loext:opacity="100%" style:font-name="apple-system" fo:font-size="13.5pt" fo:letter-spacing="normal" fo:font-style="normal" fo:font-weight="normal" officeooo:rsid="0003c88f" officeooo:paragraph-rsid="0003c88f"/>
    </style:style>
    <style:style style:name="T1" style:family="text">
      <style:text-properties fo:font-variant="normal" fo:text-transform="none" fo:color="#000000" loext:opacity="100%" style:font-name="apple-system" fo:font-size="13.5pt" fo:letter-spacing="normal" fo:font-style="normal" fo:font-weight="normal"/>
    </style:style>
    <style:style style:name="T2" style:family="text">
      <style:text-properties fo:font-variant="normal" fo:text-transform="none" fo:color="#000000" loext:opacity="100%" style:font-name="apple-system" fo:font-size="13.5pt" fo:letter-spacing="normal" fo:font-style="normal" fo:font-weight="normal" loext:padding="0cm" loext:border="none"/>
    </style:style>
    <style:style style:name="T3" style:family="text">
      <style:text-properties fo:font-variant="normal" fo:text-transform="none" fo:color="#000000" loext:opacity="100%" style:font-name="apple-system" fo:font-size="13.5pt" fo:letter-spacing="normal" fo:font-style="normal" fo:font-weight="normal" officeooo:rsid="0001922e"/>
    </style:style>
    <style:style style:name="T4" style:family="text">
      <style:text-properties fo:font-variant="normal" fo:text-transform="none" fo:color="#000000" loext:opacity="100%" style:font-name="apple-system" fo:font-size="13.5pt" fo:letter-spacing="normal" fo:font-style="normal" fo:font-weight="normal" officeooo:rsid="0003c88f"/>
    </style:style>
    <style:style style:name="T5" style:family="text">
      <style:text-properties fo:font-variant="normal" fo:text-transform="none" fo:color="#000000" loext:opacity="100%" style:font-name="apple-system" fo:font-size="13.5pt" fo:letter-spacing="normal" fo:font-style="normal" fo:font-weight="normal" officeooo:rsid="0003fb76"/>
    </style:style>
    <style:style style:name="T6" style:family="text">
      <style:text-properties fo:font-variant="normal" fo:text-transform="none" fo:color="#000000" loext:opacity="100%" style:font-name="inherit" fo:font-size="13.5pt" fo:letter-spacing="normal" fo:font-style="normal" fo:font-weight="bold" loext:padding="0cm" loext:border="none"/>
    </style:style>
    <style:style style:name="T7" style:family="text">
      <style:text-properties fo:font-variant="normal" fo:text-transform="none" fo:color="#000000" loext:opacity="100%" style:font-name="inherit" fo:font-size="13.5pt" fo:letter-spacing="normal" fo:font-style="italic" fo:font-weight="normal" loext:padding="0cm" loext:border="none"/>
    </style:style>
    <style:style style:name="T8" style:family="text">
      <style:text-properties fo:font-variant="normal" fo:text-transform="none" fo:color="#000000" loext:opacity="100%" style:font-name="Monaco" fo:font-style="normal" fo:font-weight="normal" fo:background-color="#ffffff" loext:char-shading-value="0" loext:padding="0cm" loext:border="none"/>
    </style:style>
    <style:style style:name="T9" style:family="text">
      <style:text-properties fo:font-variant="normal" fo:text-transform="none" fo:color="#000000" loext:opacity="100%" style:font-name="Monaco" fo:font-style="normal" fo:font-weight="normal" officeooo:rsid="00034ccd" fo:background-color="#ffffff" loext:char-shading-value="0" loext:padding="0cm" loext:border="none"/>
    </style:style>
    <style:style style:name="T10" style:family="text">
      <style:text-properties officeooo:rsid="0005533b"/>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INSTALAR UN PROGRAMA EN LINUX DESDE EL CÓDIGO FUENTE DEL MISMO</text:h>
      <text:p text:style-name="P4"/>
      <text:p text:style-name="P4">Necesitamos tener instalado el compilador de C gcc y la utilidad make.</text:p>
      <text:h text:style-name="P2" text:outline-level="2"><text:bookmark text:name="Descomprimir_el_targz"/>Descomprimir el tar.gz</text:h>
      <text:p text:style-name="P10"><text:span text:style-name="T1">El primer paso es</text:span><text:span text:style-name="Strong_20_Emphasis"><text:span text:style-name="T2"> </text:span></text:span><text:span text:style-name="Strong_20_Emphasis"><text:span text:style-name="T6">descomprimir el archivo descargado</text:span></text:span><text:span text:style-name="T1">. Si por ejemplo nos hemos descargado el programa </text:span><text:a xlink:type="simple" xlink:href="https://security.appspot.com/downloads/vsftpd-3.0.5.tar.gz" office:target-frame-name="_blank" xlink:show="new" text:style-name="Internet_20_link" text:visited-style-name="Visited_20_Internet_20_Link"><text:span text:style-name="T3">vsftpd</text:span><text:span text:style-name="Emphasis"><text:span text:style-name="T7">.tar.gz</text:span></text:span>,</text:a><text:span text:style-name="T1"> podemos descomprimirlo de la siguiente forma:</text:span></text:p>
      <text:section text:style-name="Sect1" text:name="highlighter_49639">
        <table:table table:name="Tabla1" table:style-name="Tabla1">
          <table:table-column table:style-name="Tabla1.A"/>
          <table:table-column table:style-name="Tabla1.B"/>
          <table:table-row>
            <table:table-cell table:style-name="Tabla1.A1" office:value-type="string">
              <text:p text:style-name="P7">1</text:p>
              <text:p text:style-name="P7">2</text:p>
              <text:p text:style-name="P7">3</text:p>
            </table:table-cell>
            <table:table-cell table:style-name="Tabla1.A1" office:value-type="string">
              <text:p text:style-name="P9"><text:span text:style-name="Source_20_Text"><text:span text:style-name="T8">cd /directorio/de/descarga/</text:span></text:span></text:p>
              <text:p text:style-name="P8"> </text:p>
              <text:p text:style-name="P9"><text:span text:style-name="Source_20_Text"><text:span text:style-name="T8">tar -zxvf </text:span></text:span><text:span text:style-name="Source_20_Text"><text:span text:style-name="T9">vsftpd-3.0.5</text:span></text:span><text:span text:style-name="Source_20_Text"><text:span text:style-name="T8">.tar.gz</text:span></text:span></text:p>
            </table:table-cell>
          </table:table-row>
        </table:table>
        <text:p text:style-name="P5"/>
      </text:section>
      <text:p text:style-name="P6">Normalmente se nos descomprimirá un directorio con el mismo nombre que el tar.gz, que contendrá todo el proyecto. El siguiente paso es obviamente acceder a ese directorio, en nuestro caso mediante:</text:p>
      <text:section text:style-name="Sect1" text:name="highlighter_223327">
        <table:table table:name="Tabla2" table:style-name="Tabla2">
          <table:table-column table:style-name="Tabla2.A"/>
          <table:table-column table:style-name="Tabla2.B"/>
          <table:table-row>
            <table:table-cell table:style-name="Tabla2.A1" office:value-type="string">
              <text:p text:style-name="P7">1</text:p>
            </table:table-cell>
            <table:table-cell table:style-name="Tabla2.A1" office:value-type="string">
              <text:p text:style-name="P9"><text:span text:style-name="Source_20_Text"><text:span text:style-name="T8">cd </text:span></text:span><text:span text:style-name="Source_20_Text"><text:span text:style-name="T9">vsftpd-3.0.5</text:span></text:span></text:p>
            </table:table-cell>
          </table:table-row>
        </table:table>
        <text:p text:style-name="P5"/>
      </text:section>
      <text:p text:style-name="P10"><text:span text:style-name="T1">Pues bien, ahora viene lo importante. La mayoría de programas, cuentan con un programa especial llamado </text:span><text:span text:style-name="Strong_20_Emphasis"><text:span text:style-name="T6">Makefile</text:span></text:span><text:span text:style-name="T1">. Este programa se encarga de que puedas </text:span><text:span text:style-name="Strong_20_Emphasis"><text:span text:style-name="T6">compilar el proyecto de forma completa o modular</text:span></text:span><text:span text:style-name="T1">, dependiendo de cómo lo haya escrito el programador. La ayuda de un Makefile es increíblemente grande, puesto que si no existiera tal programa, tendríamos que compilar TODOS los archivos uno por uno, lo cual sería muy tedioso. De este modo, podemos compilar todo el proyecto a través de un simple comando.</text:span></text:p>
      <text:h text:style-name="P1" text:outline-level="2"><text:bookmark text:name="Compilar"/><text:soft-page-break/>Compilar</text:h>
      <text:p text:style-name="P10"><text:span text:style-name="T1">Y es que el programa se compila a través del comando </text:span><text:span text:style-name="Strong_20_Emphasis"><text:span text:style-name="T6">make</text:span></text:span><text:span text:style-name="T1">, y como os decimos, puede tener tantos parámetros como quiera el programador. Lo normal es que nos encontremos los siguientes:</text:span></text:p>
      <text:list text:style-name="L1">
        <text:list-item>
          <text:p text:style-name="P12"><text:span text:style-name="Emphasis"><text:span text:style-name="T7">make</text:span></text:span><text:span text:style-name="T1">: Compila todo el proyecto.</text:span></text:p>
        </text:list-item>
        <text:list-item>
          <text:p text:style-name="P12"><text:span text:style-name="Emphasis"><text:span text:style-name="T7">make clean</text:span></text:span><text:span text:style-name="T1">: Borra todos los archivos de compilación y lo deja todo como si nunca se hubiera compilado.</text:span></text:p>
        </text:list-item>
        <text:list-item>
          <text:p text:style-name="P12"><text:span text:style-name="Emphasis"><text:span text:style-name="T7">make install</text:span></text:span><text:span text:style-name="T1">: Mueve todos los archivos necesarios para ejecutar la aplicación, a sus directorios correspondientes.</text:span></text:p>
        </text:list-item>
      </text:list>
      <text:p text:style-name="P10"><text:span text:style-name="T1">Aún así, la manera en la que podemos ejecutar </text:span><text:span text:style-name="Emphasis"><text:span text:style-name="T7">make</text:span></text:span><text:span text:style-name="T1">, siempre depende de</text:span><text:span text:style-name="Strong_20_Emphasis"><text:span text:style-name="T2"> </text:span></text:span><text:span text:style-name="Strong_20_Emphasis"><text:span text:style-name="T6">cómo esté implementado el Makefile</text:span></text:span><text:span text:style-name="T1">. Precisamente para saber como podemos ejecutarlo, y qué parámetros tenemos a nuestra disposición, podemos echar un ojo al fichero README, dónde entre otras cosas, se nos debería explicar de que formas podemos ejecutar el Makefile.</text:span></text:p>
      <text:p text:style-name="P6">Los programas usan librerías de sistema que obviamente tienes que tener instaladas para que el programa pueda funcionar correctamente, y uno puede no saber si lo tiene todo preparado para instalar el programa deseado.</text:p>
      <text:p text:style-name="P6"/>
      <text:p text:style-name="P10"><text:span text:style-name="T1">Para ello, existe el comando </text:span><text:span text:style-name="Strong_20_Emphasis"><text:span text:style-name="T6">./configure</text:span></text:span><text:span text:style-name="T1">. Básicamente, este comando nos informa sobre si nuestro sistema </text:span><text:span text:style-name="Strong_20_Emphasis"><text:span text:style-name="T6">está preparado</text:span></text:span><text:span text:style-name="T1"> para instalar el programa, es decir, si tiene</text:span><text:span text:style-name="Strong_20_Emphasis"><text:span text:style-name="T2"> </text:span></text:span><text:span text:style-name="Strong_20_Emphasis"><text:span text:style-name="T6">todas las librerías necesarias</text:span></text:span><text:span text:style-name="T1"> instaladas. En caso negativo, se nos informa a través de un mensaje de error, y ahí es cuando tenemos que mirar qué paquete o librería nos falta y proceder a instalarlo nosotros mismos.</text:span></text:p>
      <text:h text:style-name="P2" text:outline-level="2"><text:bookmark text:name="Instalar_targz"/><text:soft-page-break/>Instalar tar.gz</text:h>
      <text:p text:style-name="P6">Pues bien, llegados a este punto, ya deberíais saber qué hacer para instalar un programa a partir de su código fuente, pero obviamente no os lo queremos poner tan difícil, así que lo haremos paso a paso.</text:p>
      <text:p text:style-name="P10"><text:span text:style-name="T1">Estando dentro del directorio que contiene todo el proyecto (en nuestro caso llamado </text:span><text:span text:style-name="Emphasis"><text:span text:style-name="T7">/ubunlog/</text:span></text:span><text:span text:style-name="T1">), tenemos que ejecutar lo siguiente:<text:line-break/>./configure</text:span></text:p>
      <text:p text:style-name="P6">make</text:p>
      <text:p text:style-name="P6"><text:span text:style-name="T10">make </text:span>install<text:line-break/>Y al acabar de ejecutarse el último comando ya deberíamos tener el programa instalado.</text:p>
      <text:p text:style-name="P10"><text:span text:style-name="T1">Ahora bien, a pesar de que la mayoría de veces este procedimiento nos funcionará, podría no ser así. Se trata de comprender qué estamos haciendo y no simplemente de ejecutar comandos a lo loco. Con esto quiero decir que si nos descargamos un programa que no tiene Makefile,</text:span><text:span text:style-name="Strong_20_Emphasis"><text:span text:style-name="T2"> </text:span></text:span><text:span text:style-name="Strong_20_Emphasis"><text:span text:style-name="T6">la filosofía será la misma</text:span></text:span><text:span text:style-name="T1">, a pesar de que no tengamos tal archivo a nuestra disposición.</text:span></text:p>
      <text:p text:style-name="P10"><text:span text:style-name="T1">Por ejemplo, algunas veces me he descargado algún que otro programa de escritorio para GNU/Linux, escrito en Python y sin tener Makefile. Como os digo, a pesar de no tener </text:span><text:span text:style-name="Emphasis"><text:span text:style-name="T7">make</text:span></text:span><text:span text:style-name="T1"> a mi disposición, la filosofía es la misma. En estos casos, simplemente he tenido que ejecutar un programa en Python (llamado </text:span><text:span text:style-name="Emphasis"><text:span text:style-name="T7">setup.py</text:span></text:span><text:span text:style-name="T1">) para instalar la aplicación en cuestión .</text:span></text:p>
      <text:p text:style-name="P10"><text:span text:style-name="T1">Lo que</text:span><text:span text:style-name="Strong_20_Emphasis"><text:span text:style-name="T2"> </text:span></text:span><text:span text:style-name="Strong_20_Emphasis"><text:span text:style-name="T6">debemos hacer siempre antes que nada</text:span></text:span><text:span text:style-name="T1">, es leer el README, que es dónde se nos explicará cómo instalar o compilar el programa. Una vez </text:span><text:soft-page-break/><text:span text:style-name="T1">leído, tenemos que seguir los pasos que se nos muestran, que la mayoría de veces serán los que hemos descrito en este artículo.</text:span></text:p>
      <text:p text:style-name="P14">Esperamos que os haya servido de ayuda y ahora no tengáis problemas para instalar programas a partir de su código fuente.</text:p>
      <text:p text:style-name="P13"/>
      <text:p text:style-name="P15">En nuestro caso si está bien instalado lanzaremos el programa con la orden vsftpd</text:p>
      <text:p text:style-name="P11"><text:span text:style-name="T4">para saber si está el servidor ftp funcionando </text:span><text:span text:style-name="T5">teclearemos la orden ftp localhost y obtendremos respuesta del servidor.</text:span><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Bitstream Vera Sans Mono', 'Courier New', Courier,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30T21:08:27.738215232</meta:creation-date>
    <dc:date>2023-05-25T13:31:48.617000000</dc:date>
    <meta:editing-duration>PT23M1S</meta:editing-duration>
    <meta:editing-cycles>2</meta:editing-cycles>
    <meta:generator>LibreOffice/7.5.1.2$Windows_X86_64 LibreOffice_project/fcbaee479e84c6cd81291587d2ee68cba099e129</meta:generator>
    <meta:document-statistic meta:table-count="2" meta:image-count="0" meta:object-count="0" meta:page-count="4" meta:paragraph-count="33" meta:word-count="699" meta:character-count="4243" meta:non-whitespace-character-count="3577"/>
  </office:meta>
</office:document-meta>
</file>